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JbrowsoR specification</text:h>
      <text:h text:style-name="P7"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7" text:outline-level="2">Requests honoured by JBrowsoR</text:h>
      <text:h text:style-name="P8"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0">Verify source is trusted.</text:p>
              </text:list-item>
              <text:list-item>
                <text:p text:style-name="P10">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1">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1180764654" text:continue-numbering="true" text:style-name="L2">
              <text:list-item>
                <text:p text:style-name="P11">Check that front-end session is valid</text:p>
              </text:list-item>
              <text:list-item>
                <text:p text:style-name="P11">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2">Verify source is trusted</text:p>
              </text:list-item>
              <text:list-item>
                <text:p text:style-name="P12">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3">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4">Verify source is trusted</text:p>
              </text:list-item>
            </text:list>
            <text:list xml:id="list882186611" text:continue-list="list1090250004" text:style-name="L1">
              <text:list-item>
                <text:p text:style-name="P10">Create new track entry</text:p>
              </text:list-item>
              <text:list-item>
                <text:p text:style-name="P10">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1350300949" text:continue-list="list1164748060" text:style-name="L5">
              <text:list-item>
                <text:p text:style-name="P14">Verify source is trusted</text:p>
              </text:list-item>
            </text:list>
            <text:list xml:id="list1542884322" text:style-name="L6">
              <text:list-item>
                <text:p text:style-name="P15">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567897107" text:continue-list="list1350300949" text:style-name="L5">
              <text:list-item>
                <text:p text:style-name="P14">Verify source is trusted</text:p>
              </text:list-item>
              <text:list-item>
                <text:p text:style-name="P14">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7"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ext:p text:style-name="P3">Quantitative track: contains line command parameters for wig2png</text:p>
            <text:p text:style-name="P3">Qualitative track: contains the content of conf.json file used <text:s/>by biodb-to-json.pl file (except <text:s/>description, db_adaptor and db_args keys)</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row>
          <table:table-cell table:style-name="Table3.A2" office:value-type="float" office:value="0">
            <text:p text:style-name="P3">Strand_plus</text:p>
          </table:table-cell>
          <table:table-cell table:style-name="Table3.B2" office:value-type="string">
            <text:p text:style-name="P3">Bool</text:p>
          </table:table-cell>
          <table:table-cell table:style-name="Table3.C3" office:value-type="string">
            <text:p text:style-name="P3">Strand sign</text:p>
          </table:table-cell>
        </table:table-row>
      </table:table>
      <text:p text:style-name="Table">Table <text:sequence text:ref-name="refTable4" text:name="Table" text:formula="ooow:Table+1" style:num-format="1">5</text:sequence>: Tracks</text:p>
      <text:p text:style-name="P1"/>
      <text:p text:style-name="P1">If a new track has the same URL as an older track, the older track is supposed to be obsolete, and then can be replaced . (Indeed, normally, the frontend will show that an old track is available for the track corresponding to the URL). So the job process can compute track and replace files. Then, we should move the links between views and old track to new track in track_positions table, and discard the old track.</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text:soft-page-break/></text:p>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Standard"/>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09:00:33</dc:date>
    <dc:creator>Fabrice David</dc:creator>
    <meta:editing-duration>PT96H24M42S</meta:editing-duration>
    <meta:editing-cycles>35</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37" meta:word-count="1096" meta:character-count="6817"/>
  </office:meta>
</office:document-meta>
</file>